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3" manifest:media-type=""/>
  <manifest:file-entry manifest:full-path="ObjectReplacements/Object 4" manifest:media-type="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nux Libertine Display O" svg:font-family="'Linux Libertine Display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draw:textarea-horizontal-align="justify" draw:textarea-vertical-align="middle" draw:auto-grow-height="false" fo:min-height="0.156cm" fo:min-width="0cm"/>
    </style:style>
    <style:style style:name="gr4" style:family="graphic" style:parent-style-name="Objeto_20_sin_20_relleno_20_ni_20_línea">
      <style:graphic-properties draw:textarea-vertical-align="middle" draw:ole-draw-aspect="1" style:protect="size"/>
    </style:style>
    <style:style style:name="gr5" style:family="graphic" style:parent-style-name="objectwithoutfill">
      <style:graphic-properties svg:stroke-width="0.035cm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stroke="solid" svg:stroke-width="0.035cm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textarea-horizontal-align="justify" draw:textarea-vertical-align="middle" draw:auto-grow-height="false" fo:min-height="0.15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Linux Libertine Display O" fo:font-size="12pt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style:font-name="Linux Libertine Display O" fo:font-size="12pt" fo:font-weight="bold" style:font-size-asian="12pt" style:font-weight-asian="bold" style:font-size-complex="12pt" style:font-weight-complex="bold"/>
    </style:style>
    <style:style style:name="T2" style:family="text">
      <style:text-properties style:text-position="-33% 58%" style:font-name="Linux Libertine Display 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onnector draw:style-name="gr1" draw:text-style-name="P1" xml:id="id2" draw:id="id2" draw:layer="layout" draw:type="line" svg:x1="7.703cm" svg:y1="1.342cm" svg:x2="10.414cm" svg:y2="5.187cm" draw:end-shape="id1" draw:end-glue-point="3" svg:d="M7703 1342l2711 3845" svg:viewBox="0 0 2712 3846">
          <text:p/>
        </draw:connector>
        <draw:connector draw:style-name="gr1" draw:text-style-name="P1" xml:id="id1" draw:id="id1" draw:layer="layout" draw:type="line" svg:x1="5.795cm" svg:y1="7.553cm" svg:x2="10.414cm" svg:y2="5.187cm" svg:d="M5795 7553l4619-2366" svg:viewBox="0 0 4620 2367">
          <text:p/>
        </draw:connector>
        <draw:frame draw:style-name="gr2" draw:text-style-name="P2" draw:layer="layout" svg:width="0.9cm" svg:height="1.1cm" svg:x="4.7cm" svg:y="7.3cm">
          <draw:text-box>
            <text:p><text:span text:style-name="T1">P</text:span><text:span text:style-name="T2">1</text:span></text:p>
          </draw:text-box>
        </draw:frame>
        <draw:frame draw:style-name="gr2" draw:text-style-name="P2" draw:layer="layout" svg:width="0.9cm" svg:height="1.1cm" svg:x="10.8cm" svg:y="5cm">
          <draw:text-box>
            <text:p><text:span text:style-name="T1">P</text:span><text:span text:style-name="T2">2</text:span></text:p>
          </draw:text-box>
        </draw:frame>
        <draw:frame draw:style-name="gr2" draw:text-style-name="P2" draw:layer="layout" svg:width="0.9cm" svg:height="1.1cm" svg:x="8.3cm" svg:y="0.9cm">
          <draw:text-box>
            <text:p><text:span text:style-name="T1">P</text:span><text:span text:style-name="T2">3</text:span></text:p>
          </draw:text-box>
        </draw:frame>
        <draw:custom-shape draw:style-name="gr3" draw:text-style-name="P3" draw:layer="layout" svg:width="0.573cm" svg:height="0.572cm" svg:x="10.127cm" svg:y="4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controls" svg:width="1.999cm" svg:height="0.999cm" svg:x="9.9cm" svg:y="8.30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5" draw:text-style-name="P1" draw:layer="controls" svg:x1="4.5cm" svg:y1="8.2cm" svg:x2="10.655cm" svg:y2="8.2cm">
          <text:p/>
        </draw:line>
        <draw:line draw:style-name="gr6" draw:text-style-name="P1" draw:layer="controls" svg:x1="4.5cm" svg:y1="8.2cm" svg:x2="4.5cm" svg:y2="2.2cm">
          <text:p/>
        </draw:line>
        <draw:frame draw:style-name="gr4" draw:text-style-name="P3" draw:layer="controls" svg:width="0.471cm" svg:height="0.47cm" svg:x="3.815cm" svg:y="2.4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onnector draw:style-name="gr1" draw:text-style-name="P1" draw:layer="controls" draw:type="line" svg:x1="5.795cm" svg:y1="7.553cm" svg:x2="7.703cm" svg:y2="1.342cm" draw:start-shape="id1" draw:start-glue-point="2" draw:end-shape="id2" draw:end-glue-point="2" svg:d="M5795 7553l1908-6211" svg:viewBox="0 0 1909 6212">
          <text:p/>
        </draw:connector>
        <draw:custom-shape draw:style-name="gr7" draw:text-style-name="P3" draw:layer="controls" svg:width="0.573cm" svg:height="0.571cm" svg:x="7.409cm" svg:y="1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controls" svg:width="0.573cm" svg:height="0.572cm" svg:x="5.548cm" svg:y="7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nux Libertine Display O" svg:font-family="'Linux Libertine Display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7T11:18:45.787586281</meta:creation-date>
    <dc:date>2016-09-07T14:46:35.305159257</dc:date>
    <meta:editing-duration>PT23M50S</meta:editing-duration>
    <meta:editing-cycles>4</meta:editing-cycles>
    <meta:generator>LibreOffice/5.1.4.2$Linux_X86_64 LibreOffice_project/10m0$Build-2</meta:generator>
    <meta:document-statistic meta:object-count="13"/>
  </office:meta>
</office:document-meta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4/content.xml><?xml version="1.0" encoding="utf-8"?>
<math xmlns="http://www.w3.org/1998/Math/MathML" display="block">
  <semantics>
    <mi>y</mi>
    <annotation encoding="StarMath 5.0">y</annotation>
  </semantics>
</math>
</file>